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Standard">
      <style:text-properties officeooo:rsid="00177305" officeooo:paragraph-rsid="00177305"/>
    </style:style>
    <style:style style:name="P3" style:family="paragraph" style:parent-style-name="Preformatted_20_Text">
      <style:text-properties fo:font-size="11pt" officeooo:paragraph-rsid="000f6fc7" style:font-size-asian="11pt" style:font-size-complex="11pt"/>
    </style:style>
    <style:style style:name="P4" style:family="paragraph" style:parent-style-name="Standard">
      <style:text-properties officeooo:rsid="0016b0b5" officeooo:paragraph-rsid="0016b0b5"/>
    </style:style>
    <style:style style:name="T1" style:family="text">
      <style:text-properties officeooo:rsid="00129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- La liste des fonctionnalités ;</text:p>
      <text:p text:style-name="Standard"/>
      <text:p text:style-name="P2">Au minimum :</text:p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2">Si on peut :</text:p>
      <text:p text:style-name="P2">- modifier les tâches</text:p>
      <text:p text:style-name="P2">-supprimer les tâches</text:p>
      <text:p text:style-name="Standard"/>
      <text:p text:style-name="P3">- les cas d’utilisation de l’application et les diagrammes de cas d’utilisation si cela est nécessaire, des descriptions textuelles, des DSS et/ou scénarios pourront les compléter,</text:p>
      <text:p text:style-name="Standard"/>
      <text:p text:style-name="P4">cas d’utilisation</text:p>
      <text:p text:style-name="P4"/>
      <text:p text:style-name="Standard"/>
      <text:p text:style-name="P1">- un diagramme d’activités de l’application et un diagramme d’état de l’objet central de l’application (la tâche) ;</text:p>
      <text:p text:style-name="Standard"/>
      <text:p text:style-name="P1">- conception : un diagramme de classe en y précisant les patrons de conception et d’architecture que vous prévoyez d’utiliser ;</text:p>
      <text:p text:style-name="Standard"/>
      <text:p text:style-name="P1">- une maquette de l’application ;</text:p>
      <text:p text:style-name="Standard"/>
      <text:p text:style-name="P1">- le planning des 6 itérations prévues et les objectifs de chacune (en terme de cas d’utilisations) avec identification des risqu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2T17:23:40.633044135</dc:date>
    <meta:editing-duration>PT26M4S</meta:editing-duration>
    <meta:editing-cycles>6</meta:editing-cycles>
    <meta:generator>LibreOffice/25.8.3.2$Linux_X86_64 LibreOffice_project/8ca8d55c161d602844f5428fa4b58097424e324e</meta:generator>
    <meta:document-statistic meta:table-count="0" meta:image-count="0" meta:object-count="0" meta:page-count="1" meta:paragraph-count="16" meta:word-count="157" meta:character-count="951" meta:non-whitespace-character-count="810"/>
  </office:meta>
</office:document-meta>
</file>